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0f368" officeooo:paragraph-rsid="00033321"/>
    </style:style>
    <style:style style:name="P2" style:family="paragraph" style:parent-style-name="Standard">
      <style:paragraph-properties fo:line-height="150%" fo:text-align="end" style:justify-single-word="false"/>
      <style:text-properties officeooo:rsid="001cf887" officeooo:paragraph-rsid="00033321"/>
    </style:style>
    <style:style style:name="P3" style:family="paragraph" style:parent-style-name="Standard">
      <style:paragraph-properties fo:line-height="150%"/>
      <style:text-properties officeooo:rsid="001cf887" officeooo:paragraph-rsid="00033321"/>
    </style:style>
    <style:style style:name="P4" style:family="paragraph" style:parent-style-name="Standard">
      <style:paragraph-properties fo:line-height="150%"/>
      <style:text-properties officeooo:paragraph-rsid="00033321"/>
    </style:style>
    <style:style style:name="P5" style:family="paragraph" style:parent-style-name="Standard">
      <style:paragraph-properties fo:line-height="150%"/>
      <style:text-properties officeooo:rsid="00233982" officeooo:paragraph-rsid="00033321"/>
    </style:style>
    <style:style style:name="P6" style:family="paragraph" style:parent-style-name="Standard">
      <style:paragraph-properties fo:line-height="150%"/>
      <style:text-properties officeooo:rsid="00248cb2" officeooo:paragraph-rsid="00033321"/>
    </style:style>
    <style:style style:name="P7" style:family="paragraph" style:parent-style-name="Standard" style:master-page-name="Standard">
      <style:paragraph-properties fo:line-height="150%" fo:text-align="end" style:justify-single-word="false" style:page-number="1"/>
      <style:text-properties officeooo:rsid="001cf887" officeooo:paragraph-rsid="00033321"/>
    </style:style>
    <style:style style:name="P8" style:family="paragraph">
      <loext:graphic-properties draw:fill-color="#ffffff"/>
    </style:style>
    <style:style style:name="T1" style:family="text">
      <style:text-properties officeooo:rsid="00233982"/>
    </style:style>
    <style:style style:name="gr1" style:family="graphic">
      <style:graphic-properties draw:fill-color="#ffffff" draw:textarea-horizontal-align="justify" draw:textarea-vertical-align="middle" draw:auto-grow-height="false" fo:min-height="2.381cm" fo:min-width="7.521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1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5" draw:z-index="2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7" draw:z-index="3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4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11" draw:z-index="5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13" draw:z-index="6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draw:custom-shape text:anchor-type="page" text:anchor-page-number="15" draw:z-index="7" draw:name="Forma1" draw:style-name="gr1" draw:text-style-name="P8" svg:width="7.522cm" svg:height="2.382cm" svg:x="21.549cm" svg:y="1.429cm">
        <text:p/>
        <draw:enhanced-geometry svg:viewBox="0 0 21600 21600" draw:type="rectangle" draw:enhanced-path="M 0 0 L 21600 0 21600 21600 0 21600 0 0 Z N"/>
      </draw:custom-shape>
      <text:p text:style-name="P7">Direcció: C/Mar Caspio 43, 28904,</text:p>
      <text:p text:style-name="P2">Getafe, España</text:p>
      <text:p text:style-name="P2"/>
      <text:p text:style-name="P3"/>
      <text:p text:style-name="P3">Benvolgut Agrojardin</text:p>
      <text:p text:style-name="P3"/>
      <text:p text:style-name="P4">li informem que per haver gastat mes de 5000 euros en els nostres productes <text:span text:style-name="T1">(8489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Wall-e Avenue, 24010,</text:p>
      <text:p text:style-name="P2">Miami, USA</text:p>
      <text:p text:style-name="P2"/>
      <text:p text:style-name="P3"/>
      <text:p text:style-name="P3">Benvolgut Gardening Associates</text:p>
      <text:p text:style-name="P3"/>
      <text:p text:style-name="P4">li informem que per haver gastat mes de 5000 euros en els nostres productes <text:span text:style-name="T1">(10926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Oaks Avenue nº22, 85495,</text:p>
      <text:p text:style-name="P2">New York, USA</text:p>
      <text:p text:style-name="P2"/>
      <text:p text:style-name="P3"/>
      <text:p text:style-name="P3">Benvolgut Gerudo Valley</text:p>
      <text:p text:style-name="P3"/>
      <text:p text:style-name="P4">li informem que per haver gastat mes de 5000 euros en els nostres productes <text:span text:style-name="T1">(81849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C/ Oña 34, 28950,</text:p>
      <text:p text:style-name="P2">Madrid, España</text:p>
      <text:p text:style-name="P2"/>
      <text:p text:style-name="P3"/>
      <text:p text:style-name="P3">Benvolgut Jardin de Flores</text:p>
      <text:p text:style-name="P3"/>
      <text:p text:style-name="P4">li informem que per haver gastat mes de 5000 euros en els nostres productes <text:span text:style-name="T1">(12081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C/Lima 1, 27584,</text:p>
      <text:p text:style-name="P2">Fenlabrada, España</text:p>
      <text:p text:style-name="P2"/>
      <text:p text:style-name="P3"/>
      <text:p text:style-name="P3">Benvolgut Jardineria Sara</text:p>
      <text:p text:style-name="P3"/>
      <text:p text:style-name="P4">li informem que per haver gastat mes de 5000 euros en els nostres productes <text:span text:style-name="T1">(7863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C/Francisco Arce, Nº44, 37845,</text:p>
      <text:p text:style-name="P2">Madrid, España</text:p>
      <text:p text:style-name="P2"/>
      <text:p text:style-name="P3"/>
      <text:p text:style-name="P3">Benvolgut Jardinerías Matías SL</text:p>
      <text:p text:style-name="P3"/>
      <text:p text:style-name="P4">li informem que per haver gastat mes de 5000 euros en els nostres productes <text:span text:style-name="T1">(10972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Polígono Industrial Maspalomas, Nº52, 29874,</text:p>
      <text:p text:style-name="P2">Madrid, España</text:p>
      <text:p text:style-name="P2"/>
      <text:p text:style-name="P3"/>
      <text:p text:style-name="P3">Benvolgut Jardines y Mansiones CACTUS SL</text:p>
      <text:p text:style-name="P3"/>
      <text:p text:style-name="P4">li informem que per haver gastat mes de 5000 euros en els nostres productes <text:span text:style-name="T1">(18846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  <text:p text:style-name="P7">Direcció: Null Street nº69, 696969,</text:p>
      <text:p text:style-name="P2">Miami, USA</text:p>
      <text:p text:style-name="P2"/>
      <text:p text:style-name="P3"/>
      <text:p text:style-name="P3">Benvolgut Tendo Garden</text:p>
      <text:p text:style-name="P3"/>
      <text:p text:style-name="P4">li informem que per haver gastat mes de 5000 euros en els nostres productes <text:span text:style-name="T1">(23794€ en total), </text:span>cobrirem durant el següent any, en totes les seves compres, les despeses d'enviament.</text:p>
      <text:p text:style-name="P4"/>
      <text:p text:style-name="P5">Cordialment,</text:p>
      <text:p text:style-name="P6">El Master de la Jardineria,</text:p>
      <text:p text:style-name="P6">Murcia.</text:p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omero</meta:initial-creator>
    <meta:generator>LibreOffice/5.1.6.2$Linux_X86_64 LibreOffice_project/10m0$Build-2</meta:generator>
    <meta:creation-date>2013-07-21T12:05:03</meta:creation-date>
    <dc:date>2018-05-10T17:24:58.946095958</dc:date>
    <meta:editing-cycles>14</meta:editing-cycles>
    <meta:editing-duration>PT33M38S</meta:editing-duration>
    <meta:document-statistic meta:table-count="0" meta:image-count="0" meta:object-count="0" meta:page-count="15" meta:paragraph-count="56" meta:word-count="380" meta:character-count="2410" meta:non-whitespace-character-count="2086"/>
  </office:meta>
</office:document-meta>
</file>